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jpeg" manifest:full-path="Pictures/1000000000000C00000008008E344BE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false" fo:min-height="1.655cm" fo:min-width="4.58cm" draw:shadow="visible" draw:shadow-offset-x="0.102cm" draw:shadow-offset-y="0.102cm" draw:shadow-opacity="100%"/>
    </style:style>
    <style:style style:name="gr3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false" fo:min-height="1.02cm" fo:min-width="4.58cm" draw:shadow="visible" draw:shadow-offset-x="0.102cm" draw:shadow-offset-y="0.102cm" draw:shadow-opacity="100%"/>
    </style:style>
    <style:style style:name="gr4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false" fo:min-height="0.885cm" fo:min-width="4.58cm" draw:shadow="visible" draw:shadow-offset-x="0.102cm" draw:shadow-offset-y="0.102cm" draw:shadow-opacity="100%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color="#000000"/>
    </style:style>
    <style:style style:name="P3" style:family="paragraph">
      <style:paragraph-properties fo:margin-left="0cm" fo:margin-right="0cm" fo:text-indent="0cm"/>
      <style:text-properties fo:color="#000000" fo:font-size="24pt"/>
    </style:style>
    <style:style style:name="P4" style:family="paragraph">
      <style:paragraph-properties fo:margin-left="0cm" fo:margin-right="0cm" fo:text-indent="0cm"/>
      <style:text-properties fo:color="#000000" fo:font-size="24pt" fo:text-shadow="none"/>
    </style:style>
    <style:style style:name="T1" style:family="text">
      <style:text-properties fo:color="#000000" fo:font-size="24pt"/>
    </style:style>
    <style:style style:name="T2" style:family="text">
      <style:text-properties fo:color="#000000" fo:font-size="24pt" fo:text-shadow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6.639cm" svg:height="17.759cm" svg:x="0.635cm" svg:y="0.635cm">
          <draw:image xlink:href="Pictures/1000000000000C00000008008E344BEE.jpg" xlink:type="simple" xlink:show="embed" xlink:actuate="onLoad">
            <text:p/>
          </draw:image>
        </draw:frame>
        <draw:frame draw:style-name="gr2" draw:text-style-name="P3" draw:layer="layout" svg:width="5.08cm" svg:height="2.139cm" svg:x="19.05cm" svg:y="4.211cm">
          <draw:text-box>
            <text:p text:style-name="P2"><text:span text:style-name="T1">Tmote Sky</text:span></text:p>
            <text:p text:style-name="P2"><text:span text:style-name="T1">sensor node</text:span></text:p>
          </draw:text-box>
        </draw:frame>
        <draw:frame draw:style-name="gr3" draw:text-style-name="P4" draw:layer="layout" svg:width="8.255cm" svg:height="1.27cm" svg:x="9.86cm" svg:y="6.115cm">
          <draw:text-box>
            <text:p text:style-name="P2"><text:span text:style-name="T2">Custom ADC board</text:span></text:p>
          </draw:text-box>
        </draw:frame>
        <draw:frame draw:style-name="gr3" draw:text-style-name="P4" draw:layer="layout" svg:width="7.62cm" svg:height="1.27cm" svg:x="1.27cm" svg:y="16.51cm">
          <draw:text-box>
            <text:p text:style-name="P2"><text:span text:style-name="T2">Antenna connector</text:span></text:p>
          </draw:text-box>
        </draw:frame>
        <draw:frame draw:style-name="gr3" draw:text-style-name="P4" draw:layer="layout" svg:width="7.62cm" svg:height="1.27cm" svg:x="1.303cm" svg:y="7.423cm">
          <draw:text-box>
            <text:p text:style-name="P2"><text:span text:style-name="T2">Sensor connectors</text:span></text:p>
          </draw:text-box>
        </draw:frame>
        <draw:frame draw:style-name="gr3" draw:text-style-name="P4" draw:layer="layout" svg:width="7.62cm" svg:height="1.27cm" svg:x="18.415cm" svg:y="15.24cm">
          <draw:text-box>
            <text:p text:style-name="P2"><text:span text:style-name="T2">Weatherproof case</text:span></text:p>
          </draw:text-box>
        </draw:frame>
        <draw:frame draw:style-name="gr4" draw:text-style-name="P4" draw:layer="layout" svg:width="6.085cm" svg:height="1.195cm" svg:x="12.57cm" svg:y="13.267cm">
          <draw:text-box>
            <text:p text:style-name="P2"><text:span text:style-name="T2">D cell batteri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7.94cm" fo:page-height="19.05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initial-creator>Matt Welsh</meta:initial-creator>
    <meta:creation-date>2005-11-21T14:25:50</meta:creation-date>
    <dc:creator>Matt Welsh</dc:creator>
    <dc:date>2005-11-23T10:35:04</dc:date>
    <dc:language>en-US</dc:language>
    <meta:editing-cycles>3</meta:editing-cycles>
    <meta:editing-duration>PT9M28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